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cfc" officeooo:paragraph-rsid="00125cfc"/>
    </style:style>
    <style:style style:name="P2" style:family="paragraph" style:parent-style-name="Standard">
      <style:text-properties officeooo:rsid="0013b226" officeooo:paragraph-rsid="0013b226"/>
    </style:style>
    <style:style style:name="P3" style:family="paragraph" style:parent-style-name="Standard">
      <style:text-properties officeooo:rsid="0015a5b6" officeooo:paragraph-rsid="0015a5b6"/>
    </style:style>
    <style:style style:name="P4" style:family="paragraph" style:parent-style-name="List_20_Contents">
      <style:text-properties officeooo:rsid="0013b226" officeooo:paragraph-rsid="0013b226"/>
    </style:style>
    <style:style style:name="P5" style:family="paragraph" style:parent-style-name="List_20_Contents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rsid="0014d7ca" officeooo:paragraph-rsid="0014d7ca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rsid="0015a5b6" officeooo:paragraph-rsid="0015a5b6"/>
    </style:style>
    <style:style style:name="P9" style:family="paragraph" style:parent-style-name="Preformatted_20_Text">
      <style:text-properties officeooo:rsid="0013b226" officeooo:paragraph-rsid="0013b226"/>
    </style:style>
    <style:style style:name="P10" style:family="paragraph" style:parent-style-name="Standard">
      <style:text-properties officeooo:rsid="00125cfc" officeooo:paragraph-rsid="00125cfc"/>
    </style:style>
    <style:style style:name="P11" style:family="paragraph" style:parent-style-name="Standard">
      <style:text-properties officeooo:rsid="001693ec" officeooo:paragraph-rsid="001693ec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14d7ca"/>
    </style:style>
    <style:style style:name="T1" style:family="text">
      <style:text-properties fo:font-size="10pt"/>
    </style:style>
    <style:style style:name="T2" style:family="text">
      <style:text-properties officeooo:rsid="0014d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ese are some steps required to get the Jinx PC up and running from a fresh Ubuntu installation. These were tested with ROS Indigo and Ubuntu 14.04. </text:p>
      <text:p text:style-name="P1"/>
      <text:p text:style-name="P1">sudo apt-get install ros-indigo-serial </text:p>
      <text:p text:style-name="P1"/>
      <text:p text:style-name="P2">sudo apt-get install libusb-1.0-0-dev </text:p>
      <text:p text:style-name="P2"/>
      <text:p text:style-name="P2">sudo apt-get install automake </text:p>
      <text:p text:style-name="P2"/>
      <text:p text:style-name="P2">Download Linux phidgets drivers from here : </text:p>
      <text:p text:style-name="P2"><text:a xlink:type="simple" xlink:href="http://www.phidgets.com/docs/OS_-_Linux">http://www.phidgets.com/docs/OS_-_Linux</text:a></text:p>
      <text:p text:style-name="P2"/>
      <text:p text:style-name="P2">Go into extracted directory </text:p>
      <text:p text:style-name="P4"><text:span text:style-name="Source_20_Text"><text:span text:style-name="T1">./configure</text:span></text:span> </text:p>
      <text:p text:style-name="List_20_Contents"><text:span text:style-name="Source_20_Text"><text:span text:style-name="T1">make</text:span></text:span> </text:p>
      <text:p text:style-name="P5"><text:span text:style-name="Source_20_Text"><text:span text:style-name="T1">sudo make install</text:span></text:span> </text:p>
      <text:p text:style-name="P2">Move udev rules to /etc/udev/rules.d</text:p>
      <text:p text:style-name="P2"/>
      <text:p text:style-name="P2">Move into ros_ws issue following comamnds:</text:p>
      <text:p text:style-name="P2"/>
      <text:p text:style-name="P9">rosdep install libphidgets</text:p>
      <text:p text:style-name="P6"><text:bookmark text:name="line-2-1"/>rosmake libphidgets</text:p>
      <text:p text:style-name="P9">roscd libphidgets</text:p>
      <text:p text:style-name="P6"><text:bookmark text:name="line-2-2"/>sudo ./install_phidgets.sh</text:p>
      <text:p text:style-name="P12"><text:span text:style-name="T2">Add user to dialout group:</text:span></text:p>
      <text:p text:style-name="P6"><text:span text:style-name="Source_20_Text">sudo usermod -a -G dialout $USER</text:span></text:p>
      <text:p text:style-name="P7">Reboot </text:p>
      <text:p text:style-name="P8"><text:s/>sudo apt-get install ros-indigo-sicktoolbox </text:p>
      <text:p text:style-name="P3">git clone https://github.com/ros-drivers/sicktoolbox_wrapper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20:51.681581005</meta:creation-date>
    <dc:date>2018-01-08T11:46:02.815669809</dc:date>
    <meta:editing-duration>P0D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95" meta:character-count="743" meta:non-whitespace-character-count="657"/>
  </office:meta>
</office:document-meta>
</file>